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007cm"/>
    </style:style>
    <style:style style:name="co2" style:family="table-column">
      <style:table-column-properties fo:break-before="auto" style:column-width="8.183cm"/>
    </style:style>
    <style:style style:name="co3"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7.16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office:automatic-styles>
  <office:body>
    <office:spreadsheet>
      <table:table table:name="Sheet1" table:style-name="ta1">
        <table:table-column table:style-name="co1" table:number-columns-repeated="23" table:default-cell-style-name="ce2"/>
        <table:table-column table:style-name="co2" table:default-cell-style-name="ce2"/>
        <table:table-column table:style-name="co3" table:number-columns-repeated="999" table:default-cell-style-name="ce2"/>
        <table:table-row table:style-name="ro1">
          <table:table-cell table:style-name="ce1" office:value-type="string" calcext:value-type="string">
            <text:p>Unclassified</text:p>
          </table:table-cell>
          <table:table-cell table:style-name="ce1" office:value-type="string" calcext:value-type="string">
            <text:p>nbconvert</text:p>
          </table:table-cell>
          <table:table-cell table:style-name="ce1" office:value-type="string" calcext:value-type="string">
            <text:p>File navigation</text:p>
          </table:table-cell>
          <table:table-cell table:style-name="ce1" office:value-type="string" calcext:value-type="string">
            <text:p>Display machinery</text:p>
          </table:table-cell>
          <table:table-cell table:style-name="ce1" office:value-type="string" calcext:value-type="string">
            <text:p>Long notebooks</text:p>
          </table:table-cell>
          <table:table-cell table:style-name="ce1" office:value-type="string" calcext:value-type="string">
            <text:p>Widgets</text:p>
          </table:table-cell>
          <table:table-cell table:style-name="ce1" office:value-type="string" calcext:value-type="string">
            <text:p>Other languages</text:p>
          </table:table-cell>
          <table:table-cell table:style-name="ce1" office:value-type="string" calcext:value-type="string">
            <text:p>Docs</text:p>
          </table:table-cell>
          <table:table-cell table:style-name="ce1" office:value-type="string" calcext:value-type="string">
            <text:p>Parallel</text:p>
          </table:table-cell>
          <table:table-cell table:style-name="ce1" office:value-type="string" calcext:value-type="string">
            <text:p>Keyboard shortcuts</text:p>
          </table:table-cell>
          <table:table-cell table:style-name="ce1" office:value-type="string" calcext:value-type="string">
            <text:p>Multi-user</text:p>
          </table:table-cell>
          <table:table-cell table:style-name="ce1" office:value-type="string" calcext:value-type="string">
            <text:p>Security</text:p>
          </table:table-cell>
          <table:table-cell table:style-name="ce1" office:value-type="string" calcext:value-type="string">
            <text:p>Installation</text:p>
          </table:table-cell>
          <table:table-cell table:style-name="ce1" office:value-type="string" calcext:value-type="string">
            <text:p>Hiding cells</text:p>
          </table:table-cell>
          <table:table-cell table:style-name="ce1" office:value-type="string" calcext:value-type="string">
            <text:p>Variable explorer</text:p>
          </table:table-cell>
          <table:table-cell table:style-name="ce1" office:value-type="string" calcext:value-type="string">
            <text:p>Concurrent editing</text:p>
          </table:table-cell>
          <table:table-cell table:style-name="ce1" office:value-type="string" calcext:value-type="string">
            <text:p>Python 3</text:p>
          </table:table-cell>
          <table:table-cell table:style-name="ce1" office:value-type="string" calcext:value-type="string">
            <text:p>Editor Features</text:p>
          </table:table-cell>
          <table:table-cell table:style-name="ce1" office:value-type="string" calcext:value-type="string">
            <text:p>Sphinx integration</text:p>
          </table:table-cell>
          <table:table-cell table:style-name="ce1" office:value-type="string" calcext:value-type="string">
            <text:p>Debugging</text:p>
          </table:table-cell>
          <table:table-cell table:style-name="ce1" office:value-type="string" calcext:value-type="string">
            <text:p>Slideshows</text:p>
          </table:table-cell>
          <table:table-cell table:style-name="ce1" office:value-type="string" calcext:value-type="string">
            <text:p>Version control</text:p>
          </table:table-cell>
          <table:table-cell table:style-name="ce1" office:value-type="string" calcext:value-type="string">
            <text:p>JS API</text:p>
          </table:table-cell>
          <table:table-cell table:style-name="ce1" office:value-type="string" calcext:value-type="string">
            <text:p>Works nicely!</text:p>
          </table:table-cell>
          <table:table-cell table:style-name="ce1" table:number-columns-repeated="999"/>
        </table:table-row>
        <table:table-row table:style-name="ro2">
          <table:table-cell office:value-type="string" calcext:value-type="string">
            <text:p>linking between notebooks</text:p>
          </table:table-cell>
          <table:table-cell office:value-type="string" calcext:value-type="string">
            <text:p>stable nbconvert,</text:p>
          </table:table-cell>
          <table:table-cell office:value-type="string" calcext:value-type="string">
            <text:p>A better way to organize notebooks (e.g. folders)</text:p>
          </table:table-cell>
          <table:table-cell office:value-type="string" calcext:value-type="string">
            <text:p>plots that can be zoomed in the notebook.</text:p>
          </table:table-cell>
          <table:table-cell office:value-type="string" calcext:value-type="string">
            <text:p>Table of contents</text:p>
          </table:table-cell>
          <table:table-cell office:value-type="string" calcext:value-type="string">
            <text:p>3. Simple UI Widgets to allow non-technical users to leverage notebooks</text:p>
          </table:table-cell>
          <table:table-cell office:value-type="string" calcext:value-type="string">
            <text:p>Better integration with R. I have had problems trying to use RPy2 with a Windows install. </text:p>
          </table:table-cell>
          <table:table-cell office:value-type="string" calcext:value-type="string">
            <text:p>Write a IPython for MATLAB Users guide and try to match or exceed any good features from the MATLAB development environment.</text:p>
            <text:p/>
            <text:p>For easy plotting, I'd like to see the Matplotlib gallery (http://matplotlib.org/gallery.html) directly integrated as "project templates" for use as starting points.</text:p>
          </table:table-cell>
          <table:table-cell office:value-type="string" calcext:value-type="string">
            <text:p>* LSF ipcluster needs to ensure that the ipcontroller process is started first before starting ipengines. Ipengines started by ipcluster die because they cannot find the controller.</text:p>
          </table:table-cell>
          <table:table-cell office:value-type="string" calcext:value-type="string">
            <text:p>Display keyboard shortcuts along with menu items (#4055). </text:p>
          </table:table-cell>
          <table:table-cell office:value-type="string" calcext:value-type="string">
            <text:p><text:s/>multi-user environment</text:p>
          </table:table-cell>
          <table:table-cell office:value-type="string" calcext:value-type="string">
            <text:p><text:s/>security model</text:p>
          </table:table-cell>
          <table:table-cell office:value-type="string" calcext:value-type="string">
            <text:p>Issues regarding upgrade using IPython executable on Windows to install to Anaconda distribution failed, had to build from source.</text:p>
          </table:table-cell>
          <table:table-cell office:value-type="string" calcext:value-type="string">
            <text:p>collapsible cells (even the input)</text:p>
          </table:table-cell>
          <table:table-cell office:value-type="string" calcext:value-type="string">
            <text:p>The one thing that's stopping the notebook from being absolutely perfect for me is a workspace view (i.e. show what variables are defined and their values). Kind of like a mix between spyder and the notebook or Mathematica and Matlab.</text:p>
          </table:table-cell>
          <table:table-cell office:value-type="string" calcext:value-type="string">
            <text:p>- Multiple simultaneous editing.</text:p>
          </table:table-cell>
          <table:table-cell office:value-type="string" calcext:value-type="string">
            <text:p>On this note I (for better or worse) committed to using python3 prior to working with notebook, and later found it slightly painful to get ipython set up with python 3; it would be nice to see this better documented. Part of the problem was dependencies that at least at the time weren't really compatible, or were tricky to install for python 3.</text:p>
          </table:table-cell>
          <table:table-cell office:value-type="string" calcext:value-type="string">
            <text:p><text:s/>Line numbers displayed in cells</text:p>
          </table:table-cell>
          <table:table-cell office:value-type="string" calcext:value-type="string">
            <text:p>There should be better integration of IPython notebook conversion facilities with Sphinx,</text:p>
            <text:p>specifically it should be easy to have IPython notebooks integrated and styled with normal Sphinx docs.</text:p>
          </table:table-cell>
          <table:table-cell office:value-type="string" calcext:value-type="string">
            <text:p>Better Debugger. </text:p>
          </table:table-cell>
          <table:table-cell office:value-type="string" calcext:value-type="string">
            <text:p>Improve the presentation mode (it's ok right now...)</text:p>
          </table:table-cell>
          <table:table-cell office:value-type="string" calcext:value-type="string">
            <text:p>1. waiting for promised GIT based back end store</text:p>
          </table:table-cell>
          <table:table-cell office:value-type="string" calcext:value-type="string">
            <text:p>Get the javascript framework for the notebook defined so that javascript can be used in a official way.</text:p>
          </table:table-cell>
          <table:table-cell office:value-type="string" calcext:value-type="string">
            <text:p>it can be improved?!? :-)</text:p>
          </table:table-cell>
          <table:table-cell table:number-columns-repeated="999"/>
        </table:table-row>
        <table:table-row table:style-name="ro2">
          <table:table-cell office:value-type="string" calcext:value-type="string">
            <text:p>Notebook: improved design and UI,</text:p>
          </table:table-cell>
          <table:table-cell office:value-type="string" calcext:value-type="string">
            <text:p>Better (easier) to get printouts (easy to handle nbconvert)</text:p>
          </table:table-cell>
          <table:table-cell office:value-type="string" calcext:value-type="string">
            <text:p>2. Navigation to different folders/directories of notebooks</text:p>
          </table:table-cell>
          <table:table-cell office:value-type="string" calcext:value-type="string">
            <text:p>- interactive plots in notebook [enable zoom \ pan \ and maybe even hid\show legend and data series]</text:p>
          </table:table-cell>
          <table:table-cell office:value-type="string" calcext:value-type="string">
            <text:p>improvements in document structure (table of contents, live slideshow mode),</text:p>
          </table:table-cell>
          <table:table-cell office:value-type="string" calcext:value-type="string">
            <text:p>Javascript widgets.</text:p>
          </table:table-cell>
          <table:table-cell office:value-type="string" calcext:value-type="string">
            <text:p>Easier implementation of magics, for example I have problems with Octave and R magics. Click install would be perfect, but at least a tutorial that guides you step by step in major operating systems, Windows, Ubuntu, Mac.</text:p>
          </table:table-cell>
          <table:table-cell office:value-type="string" calcext:value-type="string">
            <text:p>More elaborate/practical examples for parallel computing.</text:p>
            <text:p>More details in the documentation about how to use the debugger</text:p>
          </table:table-cell>
          <table:table-cell office:value-type="string" calcext:value-type="string">
            <text:p>for distributed computing: starting ipython workers on remote machines is not really working well – should be easier.</text:p>
            <text:p>… and probably also a bit easier to use</text:p>
          </table:table-cell>
          <table:table-cell office:value-type="string" calcext:value-type="string">
            <text:p>- A much richer keyboard shortcut set for the notebook (this is the primary reason why I still predominantly use the terminal + vim over notebook).</text:p>
          </table:table-cell>
          <table:table-cell office:value-type="string" calcext:value-type="string">
            <text:p>It would be great to setup a server for my classes so that they could all log in during class and use the computational environment that I setup. It needs usernames/passwords, some kind of sandbox so the students can't take down the system, etc. Installation of python software in a classroom setting is typically a nightmare otherwise.</text:p>
          </table:table-cell>
          <table:table-cell office:value-type="string" calcext:value-type="string">
            <text:p>Notebook security - I'd like to harden the notebook to be deployable across an internal, high security network of over 350 scientists.</text:p>
          </table:table-cell>
          <table:table-cell office:value-type="string" calcext:value-type="string">
            <text:p>I want to introduce Python to some friends, but to installing IPython + Qt backend is not an easy task for a Python beginner on Windows. An installer which installs Python + IPython + all frontends will be very helpful.</text:p>
          </table:table-cell>
          <table:table-cell office:value-type="string" calcext:value-type="string">
            <text:p>4. ability to hide cells from non-technical users</text:p>
          </table:table-cell>
          <table:table-cell office:value-type="string" calcext:value-type="string">
            <text:p>Include a side window that includes a constantly-updated %whos listing.</text:p>
          </table:table-cell>
          <table:table-cell office:value-type="string" calcext:value-type="string">
            <text:p>Modifications to the html notebook to support third-party sync plugins and . I can hopefully help somehow with third-party sync (William Stein here). </text:p>
          </table:table-cell>
          <table:table-cell office:value-type="string" calcext:value-type="string">
            <text:p>python3.3 is first class citizen, at least on par with 2.7</text:p>
            <text:p/>
            <text:p>=&gt; notebook talks of the ipython team are python 3.3 compatible by default, i dont have to struggle anymore to have them work.</text:p>
            <text:p>=&gt; next march, one of ipython team pycon talk is under python 3.3</text:p>
          </table:table-cell>
          <table:table-cell office:value-type="string" calcext:value-type="string">
            <text:p>Shift-tab unindent for the notebook.</text:p>
          </table:table-cell>
          <table:table-cell office:value-type="string" calcext:value-type="string">
            <text:p>- Better integration with sphinx documentation</text:p>
          </table:table-cell>
          <table:table-cell office:value-type="string" calcext:value-type="string">
            <text:p>Debugging options</text:p>
          </table:table-cell>
          <table:table-cell office:value-type="string" calcext:value-type="string">
            <text:p>Merge slideshow mode into an official release. </text:p>
          </table:table-cell>
          <table:table-cell office:value-type="string" calcext:value-type="string">
            <text:p>I am mainly using ipython notebook for interactive analysis and sharing of results with colleagues. I would like to see improvements around hooks into version control (mercurial)</text:p>
          </table:table-cell>
          <table:table-cell office:value-type="string" calcext:value-type="string">
            <text:p>We need simple javascript integration badly. There are so many jS tools that we'd love to drive with a python backend in the cell contents of a notebook.</text:p>
          </table:table-cell>
          <table:table-cell office:value-type="string" calcext:value-type="string">
            <text:p>Asking for anything specific is difficult, partly because I don't *need* anything more than I use it for. That said, if you guys could implement a time travel feature, that'd be pretty cool.</text:p>
          </table:table-cell>
          <table:table-cell table:number-columns-repeated="999"/>
        </table:table-row>
        <table:table-row table:style-name="ro3">
          <table:table-cell office:value-type="string" calcext:value-type="string">
            <text:p>Support for customization of the notebook UI, at least changing the header image would be helpful.</text:p>
          </table:table-cell>
          <table:table-cell office:value-type="string" calcext:value-type="string">
            <text:p>nbconvert export / save as button in the notebook.</text:p>
          </table:table-cell>
          <table:table-cell office:value-type="string" calcext:value-type="string">
            <text:p><text:s/>Open notebooks that are in different directories with the same instance of Ipython.</text:p>
          </table:table-cell>
          <table:table-cell office:value-type="string" calcext:value-type="string">
            <text:p>Better integration with visualization packages beyond matplotlib.</text:p>
          </table:table-cell>
          <table:table-cell office:value-type="string" calcext:value-type="string">
            <text:p>Improved navigation for lengthy workbooks. I'd like to use it like a lab notebook where I continue to add every day but becomes difficult to find previous results and unwieldy to use. Maybe folding or something would help?</text:p>
          </table:table-cell>
          <table:table-cell office:value-type="string" calcext:value-type="string">
            <text:p>- interactive data-insertion \ table widget ('excel like' widget to edit tabular data) </text:p>
          </table:table-cell>
          <table:table-cell office:value-type="string" calcext:value-type="string">
            <text:p><text:s/>Interaction with Cython and Fortran, etc..</text:p>
          </table:table-cell>
          <table:table-cell office:value-type="string" calcext:value-type="string">
            <text:p>Better guides/documentation for using IPython's API.</text:p>
          </table:table-cell>
          <table:table-cell office:value-type="string" calcext:value-type="string">
            <text:p>More mature IPython parallel (better docs, more examples, better integration with SGE scheduling).</text:p>
          </table:table-cell>
          <table:table-cell office:value-type="string" calcext:value-type="string">
            <text:p>Add emacs style bindings (C-e, C-a, C-n, C-p, etc.)</text:p>
          </table:table-cell>
          <table:table-cell office:value-type="string" calcext:value-type="string">
            <text:p>We struggle to host documents that multiple people can use. The sage project has multiuser support that looks like it could translate directly to IPython. I believe some of this is already slated on the roadmap for 2014, I just wanted to echo how this would make IPython even more valuable to us.</text:p>
          </table:table-cell>
          <table:table-cell/>
          <table:table-cell office:value-type="string" calcext:value-type="string">
            <text:p>Better native installers. Anaconda is a bit of a cheat. </text:p>
          </table:table-cell>
          <table:table-cell office:value-type="string" calcext:value-type="string">
            <text:p>and also a means of hiding the code cells leaving just the output and text cells (for sharing results with non-coding colleagues).</text:p>
          </table:table-cell>
          <table:table-cell office:value-type="string" calcext:value-type="string">
            <text:p>variable explorer similar to spyder's in the notebook</text:p>
          </table:table-cell>
          <table:table-cell office:value-type="string" calcext:value-type="string">
            <text:p>and synchronization.</text:p>
          </table:table-cell>
          <table:table-cell/>
          <table:table-cell office:value-type="string" calcext:value-type="string">
            <text:p>Easy undo, some options for autosave, better code formatting, highlighting brackets, collapse code. </text:p>
          </table:table-cell>
          <table:table-cell office:value-type="string" calcext:value-type="string">
            <text:p>1. This may be stretching the intent of the IPython notebook but it would be great to have a way to integrate notebook content with Sphinx documentation.</text:p>
          </table:table-cell>
          <table:table-cell office:value-type="string" calcext:value-type="string">
            <text:p>(ipdb) better debugger - e.g. ipython-like auto-completion, ability to step through source code without modifying it, graphical UI</text:p>
          </table:table-cell>
          <table:table-cell office:value-type="string" calcext:value-type="string">
            <text:p>slideshow component might be also improved</text:p>
          </table:table-cell>
          <table:table-cell office:value-type="string" calcext:value-type="string">
            <text:p>Other than what's in the roadmap already, I'd like to see tighter integration with version control, so that in addition of creating a checkpoint, it is actually possible to create a commit.</text:p>
          </table:table-cell>
          <table:table-cell office:value-type="string" calcext:value-type="string">
            <text:p>Javascript integration, so I can make more interactive visualizations/data explorations.</text:p>
          </table:table-cell>
          <table:table-cell office:value-type="string" calcext:value-type="string">
            <text:p>Keep the awesomeness flowing!</text:p>
          </table:table-cell>
          <table:table-cell table:number-columns-repeated="999"/>
        </table:table-row>
        <table:table-row table:style-name="ro4">
          <table:table-cell office:value-type="string" calcext:value-type="string">
            <text:p>Easy integration of brython</text:p>
          </table:table-cell>
          <table:table-cell office:value-type="string" calcext:value-type="string">
            <text:p>More options to create PDFs for books or other documents.</text:p>
          </table:table-cell>
          <table:table-cell office:value-type="string" calcext:value-type="string">
            <text:p>folder and sub folders</text:p>
          </table:table-cell>
          <table:table-cell office:value-type="string" calcext:value-type="string">
            <text:p>5. mapping - basemaps (not strictly ipython) but we use that a fair bit at times - better integration would be nice.</text:p>
          </table:table-cell>
          <table:table-cell office:value-type="string" calcext:value-type="string">
            <text:p>sections, multiple pages in notebook.</text:p>
          </table:table-cell>
          <table:table-cell office:value-type="string" calcext:value-type="string">
            <text:p>Since i'm coming from the Sage project, I can see parts in the web-based notebook which are similar. I suggest you to work on your version of interactive "@interact" features – they really push this system as a whole.</text:p>
          </table:table-cell>
          <table:table-cell office:value-type="string" calcext:value-type="string">
            <text:p>- Pure R kernel (not the magics) would also be interesting. The notebook really outperforms things like knitr/Rstudio when it comes to interactivity between code and output (notebook is dynamic while writing). Even going further down that road to be able to choose in the notebook wich language you want (python, julia, R, ..) so you can have kernels of the different languages during the same notebook server session (or even on a cell level that you can choose with which kernel it is connected) </text:p>
          </table:table-cell>
          <table:table-cell office:value-type="string" calcext:value-type="string">
            <text:p>I would like to go to pylab mode, but %pylab pollutes my namespace.</text:p>
          </table:table-cell>
          <table:table-cell office:value-type="string" calcext:value-type="string">
            <text:p>For parallelized async functions, would it be possible to extend the Notebook to show some sort of rough progress indicator? Beyond my kungfu, but would be handy.</text:p>
            <text:p>I'm working on trying to figure out how to use Fabric within the notebook to dynamically add cores to an IPython cluster by spinning up extra AWS instances as needed and joining them to the cluster. If I get that figured out, I think that could be a useful addition for those not able to move to Wakari.</text:p>
          </table:table-cell>
          <table:table-cell office:value-type="string" calcext:value-type="string">
            <text:p>vim keyboard shortcuts for the ipython notebook.</text:p>
          </table:table-cell>
          <table:table-cell office:value-type="string" calcext:value-type="string">
            <text:p>Multi-user support,</text:p>
          </table:table-cell>
          <table:table-cell/>
          <table:table-cell office:value-type="string" calcext:value-type="string">
            <text:p>I'd also like to see some work on the installation, and documentation thereof.</text:p>
          </table:table-cell>
          <table:table-cell office:value-type="string" calcext:value-type="string">
            <text:p>- prepackaged CSS enabling hiding of code and output cells as desired</text:p>
          </table:table-cell>
          <table:table-cell office:value-type="string" calcext:value-type="string">
            <text:p>A variable inspector</text:p>
          </table:table-cell>
          <table:table-cell office:value-type="string" calcext:value-type="string">
            <text:p>1. love it if we could edit notebooks in pairs (we pair remotely our data science tasks) like google docs for ipython notebooks</text:p>
          </table:table-cell>
          <table:table-cell/>
          <table:table-cell office:value-type="string" calcext:value-type="string">
            <text:p>*Better notebook editing features, (search/replace, etc). </text:p>
          </table:table-cell>
          <table:table-cell table:number-columns-repeated="2"/>
          <table:table-cell office:value-type="string" calcext:value-type="string">
            <text:p>I love the output to Reveal.js slides. I would like to see the ability to split slides in half. - to have input code on the lefthand side of a slide and the output on the right.</text:p>
          </table:table-cell>
          <table:table-cell office:value-type="string" calcext:value-type="string">
            <text:p>- source code control integration</text:p>
          </table:table-cell>
          <table:table-cell office:value-type="string" calcext:value-type="string">
            <text:p>I'm looking forward to seeing how JavaScript gets integrated into IPython Notebook.</text:p>
          </table:table-cell>
          <table:table-cell office:value-type="string" calcext:value-type="string">
            <text:p>More development of the already fabulous notebook!</text:p>
          </table:table-cell>
          <table:table-cell table:number-columns-repeated="999"/>
        </table:table-row>
        <table:table-row table:style-name="ro5">
          <table:table-cell office:value-type="string" calcext:value-type="string">
            <text:p>Even better notebook: easier customization (also accross nbconvert and nbviewer), faster big notebooks with many cells,</text:p>
          </table:table-cell>
          <table:table-cell office:value-type="string" calcext:value-type="string">
            <text:p>PDF one click export.</text:p>
          </table:table-cell>
          <table:table-cell office:value-type="string" calcext:value-type="string">
            <text:p>We really need to be able to open notebooks from the file system locally by double clicking on them. It's a pain, especially on windows, to open a terminal window, open a server, etc, all manually.</text:p>
          </table:table-cell>
          <table:table-cell office:value-type="string" calcext:value-type="string">
            <text:p>Interactive plots in the HTML-Notebook.</text:p>
          </table:table-cell>
          <table:table-cell office:value-type="string" calcext:value-type="string">
            <text:p>b) better navigation in the notebook (sort of outline or table of contents, at top or in sidepane?)</text:p>
          </table:table-cell>
          <table:table-cell office:value-type="string" calcext:value-type="string">
            <text:p>Interactive widgets in the notebook.</text:p>
          </table:table-cell>
          <table:table-cell office:value-type="string" calcext:value-type="string">
            <text:p>More Integration of other languages, e.g. interpreted C, julia</text:p>
          </table:table-cell>
          <table:table-cell office:value-type="string" calcext:value-type="string">
            <text:p>Is this possible?</text:p>
          </table:table-cell>
          <table:table-cell office:value-type="string" calcext:value-type="string">
            <text:p>support for clojures/lambdas in the parallel tools.</text:p>
          </table:table-cell>
          <table:table-cell office:value-type="string" calcext:value-type="string">
            <text:p>More customizability of the editor in the notebook (e.g. vi/emacs bindings, or similar), ability to change the notebook keyboard shortcuts, </text:p>
          </table:table-cell>
          <table:table-cell office:value-type="string" calcext:value-type="string">
            <text:p>User management for notebook interface</text:p>
          </table:table-cell>
          <table:table-cell/>
          <table:table-cell office:value-type="string" calcext:value-type="string">
            <text:p>Ultimately, I'd prefer some kind of dmg-based one shot installer on a mac. I realize this is very unpythonic of me, but frankly the pythonic way of installing things is a confusing mess for my userbase.</text:p>
          </table:table-cell>
          <table:table-cell office:value-type="string" calcext:value-type="string">
            <text:p>Easier (or better documented) customisation of Notebook displays, with that customisation still being handled naturally by nbconvert. The user shouldn't have to know HTML or javascript to hide the input cells, for example.</text:p>
          </table:table-cell>
          <table:table-cell office:value-type="string" calcext:value-type="string">
            <text:p><text:s/>maybe also a tab for viewing variables</text:p>
          </table:table-cell>
          <table:table-cell office:value-type="string" calcext:value-type="string">
            <text:p>Working together on a Notebook remotely</text:p>
          </table:table-cell>
          <table:table-cell/>
          <table:table-cell office:value-type="string" calcext:value-type="string">
            <text:p>I guess my main issue right now is the cell editor in the notebook, which didn't support much customization, but I hear it changed with 1.0, so, nothing, keep on with the good work!</text:p>
          </table:table-cell>
          <table:table-cell table:number-columns-repeated="2"/>
          <table:table-cell office:value-type="string" calcext:value-type="string">
            <text:p>Better notebook, especially the presentations.</text:p>
          </table:table-cell>
          <table:table-cell office:value-type="string" calcext:value-type="string">
            <text:p>notebook with version control</text:p>
          </table:table-cell>
          <table:table-cell office:value-type="string" calcext:value-type="string">
            <text:p>My project will eventually make heavy use of javascript in notebook, so the progress of the plugin architecture is important to me.</text:p>
          </table:table-cell>
          <table:table-cell office:value-type="string" calcext:value-type="string">
            <text:p>Nothing that isn't already listed in the roadmap.</text:p>
          </table:table-cell>
          <table:table-cell table:number-columns-repeated="999"/>
        </table:table-row>
        <table:table-row table:style-name="ro6">
          <table:table-cell office:value-type="string" calcext:value-type="string">
            <text:p>various themes</text:p>
          </table:table-cell>
          <table:table-cell office:value-type="string" calcext:value-type="string">
            <text:p><text:s/>I would also like to see better printing support - specifically better page breaking.</text:p>
          </table:table-cell>
          <table:table-cell office:value-type="string" calcext:value-type="string">
            <text:p>Standalone documents could also be nice, something that would allow a traditional server to interact with a single-file document (e.g. the same way that Mathematica notebooks are served by the application) in such a way that you could put documents in different directories. I use IPython for many different things. I already have ~80 different notebooks on my IPython server. I understand I can start different servers for different directories, but this creates management problems as well. Being able to have documents in different directories and to open them one at a time would make life easier.</text:p>
          </table:table-cell>
          <table:table-cell office:value-type="string" calcext:value-type="string">
            <text:p>Control of matplotlib graphs (zoom, rotate) when in interactive mode. </text:p>
          </table:table-cell>
          <table:table-cell office:value-type="string" calcext:value-type="string">
            <text:p>Better Navigation or even search in the Notebook</text:p>
          </table:table-cell>
          <table:table-cell office:value-type="string" calcext:value-type="string">
            <text:p>Follow a path similar to the SAGE: @interact,</text:p>
          </table:table-cell>
          <table:table-cell office:value-type="string" calcext:value-type="string">
            <text:p>Continued work to integrate multiple languages (R, JuliaLang, Matlab, etc.) would be amazing.</text:p>
          </table:table-cell>
          <table:table-cell office:value-type="string" calcext:value-type="string">
            <text:p>If so this option should be highlighted more in the docs!</text:p>
          </table:table-cell>
          <table:table-cell office:value-type="string" calcext:value-type="string">
            <text:p>Improve usability of Parallel stuff to do MPI like computations on clusters would be great.</text:p>
          </table:table-cell>
          <table:table-cell office:value-type="string" calcext:value-type="string">
            <text:p>emacs keybindings in notebook</text:p>
          </table:table-cell>
          <table:table-cell office:value-type="string" calcext:value-type="string">
            <text:p>1. Better multi-user suppor for server-hosted notebooks - the ability for more users to own their own notebooks and work on them separately. Collaborative notebook sharing and editing in the style of Google Docs / Cloud9 / Share LaTeX would then be an awesome next step.</text:p>
          </table:table-cell>
          <table:table-cell/>
          <table:table-cell office:value-type="string" calcext:value-type="string">
            <text:p>Would like to see official, free bundles similar to the Anaconda/EPD bundles</text:p>
          </table:table-cell>
          <table:table-cell office:value-type="string" calcext:value-type="string">
            <text:p>- Ability to conditionally hide and reveal cells.</text:p>
          </table:table-cell>
          <table:table-cell office:value-type="string" calcext:value-type="string">
            <text:p>Ability to view a list of all the variables, functions etc. that I have defined within a notebook excluding all the standard and built in stuff, so I can keep track of the state of the kernel. </text:p>
          </table:table-cell>
          <table:table-cell office:value-type="string" calcext:value-type="string">
            <text:p>colaborative notebook would be awesome</text:p>
          </table:table-cell>
          <table:table-cell/>
          <table:table-cell office:value-type="string" calcext:value-type="string">
            <text:p>- more robust / useful editor</text:p>
          </table:table-cell>
          <table:table-cell table:number-columns-repeated="2"/>
          <table:table-cell office:value-type="string" calcext:value-type="string">
            <text:p>I would really like to see better support for slides in IPython Notebook, especially when it comes to integration with Reveal.js. This would require being able to have sub-cells (cells within cells) and to also associate ordering for "fragments" in Reveal.js terminology.</text:p>
          </table:table-cell>
          <table:table-cell/>
          <table:table-cell office:value-type="string" calcext:value-type="string">
            <text:p>Extendible JavaScript interface. </text:p>
          </table:table-cell>
          <table:table-cell office:value-type="string" calcext:value-type="string">
            <text:p>none, looking forward to multi-user environment</text:p>
          </table:table-cell>
          <table:table-cell table:number-columns-repeated="999"/>
        </table:table-row>
        <table:table-row table:style-name="ro4">
          <table:table-cell office:value-type="string" calcext:value-type="string">
            <text:p>Emacs Intregration</text:p>
            <text:p>OpenERP integration</text:p>
          </table:table-cell>
          <table:table-cell office:value-type="string" calcext:value-type="string">
            <text:p>nbconvert from command line</text:p>
          </table:table-cell>
          <table:table-cell office:value-type="string" calcext:value-type="string">
            <text:p>Also implement directory navigation.</text:p>
          </table:table-cell>
          <table:table-cell office:value-type="string" calcext:value-type="string">
            <text:p>in ipython notebook. add user-friendly widgets/dialogs to allow non programmers import data an customize matplotlib plots. </text:p>
          </table:table-cell>
          <table:table-cell office:value-type="string" calcext:value-type="string">
            <text:p>2. Some kind of cell grouping, useful in reordering presentations and mostly for exploratory writing evolving towards some kind of outlining support as described here: </text:p>
            <text:p/>
            <text:p>http://mutabit.com/mutabit/default/wiki/ipython-deepness</text:p>
          </table:table-cell>
          <table:table-cell office:value-type="string" calcext:value-type="string">
            <text:p>I would really appreciate if it were possible to create interactive components (such as charts or HTML forms) more easily.</text:p>
          </table:table-cell>
          <table:table-cell office:value-type="string" calcext:value-type="string">
            <text:p>* Improving the Rmagic so that it prints R error messages and everything one would see in an R shell</text:p>
          </table:table-cell>
          <table:table-cell office:value-type="string" calcext:value-type="string">
            <text:p>Sometimes the official documentation doesn't keep up with development version capabilities ... also, it would be nice to have an IPython developer blog about new features.</text:p>
          </table:table-cell>
          <table:table-cell office:value-type="string" calcext:value-type="string">
            <text:p>IPython.parallel - would LOVE to see more improvement here, and I'd love re-instated support for the SGE launcher (on starcluster). Also, better support for restarting engines and the hub, and clearer documentation about working with currently running jobs would be nice.</text:p>
          </table:table-cell>
          <table:table-cell office:value-type="string" calcext:value-type="string">
            <text:p>vim key-biding in notebook </text:p>
          </table:table-cell>
          <table:table-cell office:value-type="string" calcext:value-type="string">
            <text:p>Safe way of running notebooks in a classroom environment. Currently either need to try to get it all running under windows or give local logins to my desktop :(</text:p>
          </table:table-cell>
          <table:table-cell/>
          <table:table-cell office:value-type="string" calcext:value-type="string">
            <text:p>Installing Ipython was quite a challenge. That has to be improved. </text:p>
          </table:table-cell>
          <table:table-cell office:value-type="string" calcext:value-type="string">
            <text:p>Folding unwanted input cells, e.g. reduce a code cell to a button that says "Click to show code"</text:p>
            <text:p/>
            <text:p>Possibility to create a new version of a notebook in which the code (or other) cells are absent for teaching purposes</text:p>
          </table:table-cell>
          <table:table-cell office:value-type="string" calcext:value-type="string">
            <text:p>- In the notebook, some sort of variable inspector: showing variables in memory with their value</text:p>
          </table:table-cell>
          <table:table-cell office:value-type="string" calcext:value-type="string">
            <text:p>Live collaboration will be awesome</text:p>
          </table:table-cell>
          <table:table-cell/>
          <table:table-cell office:value-type="string" calcext:value-type="string">
            <text:p>I believe that most people with switch to the notebook interface a some point. Even though the ipynb is great, it lacks all those nice things we have from our favorite text/code editing tool.</text:p>
            <text:p/>
            <text:p>I hope to see some effort into bring some of those "nice things" to the notebook, like vim's plugins to check pep8/flakes, spellcheck for the non-code cells, contrast/font etc.</text:p>
          </table:table-cell>
          <table:table-cell table:number-columns-repeated="5"/>
          <table:table-cell office:value-type="string" calcext:value-type="string">
            <text:p>The architecture is very clean and the code simple. It is quite easy to extend it.</text:p>
          </table:table-cell>
          <table:table-cell table:number-columns-repeated="999"/>
        </table:table-row>
        <table:table-row table:style-name="ro4">
          <table:table-cell office:value-type="string" calcext:value-type="string">
            <text:p>The notebook is getting really nice, and starting to replace the QTConsole for most uses. It might be worthwhile beefing up the QTConsole, perhaps to make it a Matlab alternative like spyder, or to get rid of it entirely. Or make the QTConsole be to Python what Emacs is to Emacs Lisp, that would be sweet.</text:p>
          </table:table-cell>
          <table:table-cell office:value-type="string" calcext:value-type="string">
            <text:p>Add back a print option into IPython but use the LaTex version from nbconvert as the basis for the print out. The previous version would cutoff long output cells at a page break</text:p>
          </table:table-cell>
          <table:table-cell office:value-type="string" calcext:value-type="string">
            <text:p>Gimme folders - please!</text:p>
          </table:table-cell>
          <table:table-cell office:value-type="string" calcext:value-type="string">
            <text:p>Interactive graphics for the notebook.</text:p>
          </table:table-cell>
          <table:table-cell office:value-type="string" calcext:value-type="string">
            <text:p>better in-notebook navigation (collapsible sections, links...), </text:p>
          </table:table-cell>
          <table:table-cell office:value-type="string" calcext:value-type="string">
            <text:p>- interactive GUI components for the IPython notebook (forms, buttons, canvas)</text:p>
          </table:table-cell>
          <table:table-cell/>
          <table:table-cell office:value-type="string" calcext:value-type="string">
            <text:p>I would love to see, as an addition to the documentation, a guide to the source code. There are a few things I've considered hacking in, but I always find learning the source to be just sufficiently time consuming that I never get started.</text:p>
          </table:table-cell>
          <table:table-cell office:value-type="string" calcext:value-type="string">
            <text:p>better support for parallel and cluster computing, working with schedulers</text:p>
          </table:table-cell>
          <table:table-cell office:value-type="string" calcext:value-type="string">
            <text:p>Better key bindings for notebook: Emacs style for navigation of sections / manipulating code within cells / 'run this section'...</text:p>
          </table:table-cell>
          <table:table-cell office:value-type="string" calcext:value-type="string">
            <text:p/>
            <text:p>Multi-user server</text:p>
          </table:table-cell>
          <table:table-cell/>
          <table:table-cell office:value-type="string" calcext:value-type="string">
            <text:p>*Much* easier to install in strange cases</text:p>
          </table:table-cell>
          <table:table-cell office:value-type="string" calcext:value-type="string">
            <text:p>-- code hiding .... I think this is really important ... not to really "hide" the code, but to provide a clean "document-like" presentation, when it is not required to "show" the code. </text:p>
          </table:table-cell>
          <table:table-cell table:number-columns-repeated="3"/>
          <table:table-cell office:value-type="string" calcext:value-type="string">
            <text:p>I would love to see the ecosystem around the notebook improve. I miss being able to use tools like (auto)pep8, pylint, pytest et al when I'm working in the notebook. These utilities are nicely integrated into traditional text editors like vim/emacs when editing vanilla python files, and I would like to see that functionality integrated into the notebook. Note that this comment is half about a UI for using things like this, and half about making these tools compatible with the .ipynb format and IPython special syntax.</text:p>
          </table:table-cell>
          <table:table-cell table:number-columns-repeated="5"/>
          <table:table-cell office:value-type="string" calcext:value-type="string">
            <text:p>Currently it fits all my needs</text:p>
          </table:table-cell>
          <table:table-cell table:number-columns-repeated="999"/>
        </table:table-row>
        <table:table-row table:style-name="ro3">
          <table:table-cell office:value-type="string" calcext:value-type="string">
            <text:p>[Improve the] documentation viewer at bottom in the notebook.</text:p>
          </table:table-cell>
          <table:table-cell office:value-type="string" calcext:value-type="string">
            <text:p>*Ability to put #!/usr/bin/python at top of notebook output script</text:p>
            <text:p/>
            <text:p>*Output a python(not IPython script) that comments out magics</text:p>
          </table:table-cell>
          <table:table-cell office:value-type="string" calcext:value-type="string">
            <text:p>The mechanism for starting/stopping the IPython Notebook server will seem a little clunky for those working in a Windows environment - I'm sure they'd prefer a system whereby double-clicking on an .ipynb would cause an IPython server to be automatically instantiated.</text:p>
          </table:table-cell>
          <table:table-cell office:value-type="string" calcext:value-type="string">
            <text:p>editable plots (e.g. using D3.js).</text:p>
          </table:table-cell>
          <table:table-cell office:value-type="string" calcext:value-type="string">
            <text:p>and better browsing/switching in large notebooks (toc integrated, code/cell folding, maybe a toc for defined functions)</text:p>
          </table:table-cell>
          <table:table-cell office:value-type="string" calcext:value-type="string">
            <text:p>Widgets! Specifically interactive plots in the browser.</text:p>
          </table:table-cell>
          <table:table-cell/>
          <table:table-cell office:value-type="string" calcext:value-type="string">
            <text:p><text:s/>Update documentation. More community tutorials.</text:p>
          </table:table-cell>
          <table:table-cell office:value-type="string" calcext:value-type="string">
            <text:p>Easier parallel execution (capture current environment and automatical send it to new engines, so that you can add engines during execution)</text:p>
          </table:table-cell>
          <table:table-cell office:value-type="string" calcext:value-type="string">
            <text:p>customizable or vim-like shortcuts in the notebook and qt console. </text:p>
          </table:table-cell>
          <table:table-cell office:value-type="string" calcext:value-type="string">
            <text:p>multi-user notebook :-D</text:p>
          </table:table-cell>
          <table:table-cell/>
          <table:table-cell office:value-type="string" calcext:value-type="string">
            <text:p>Downstream packaging to get the notebook in Debian</text:p>
          </table:table-cell>
          <table:table-cell office:value-type="string" calcext:value-type="string">
            <text:p>Hiding or shrinking input boxes in the notebook would be nice.</text:p>
          </table:table-cell>
          <table:table-cell table:number-columns-repeated="3"/>
          <table:table-cell office:value-type="string" calcext:value-type="string">
            <text:p>Better support for text editing in notebook (eg tab key indenting multi-line selection)</text:p>
          </table:table-cell>
          <table:table-cell table:number-columns-repeated="5"/>
          <table:table-cell office:value-type="string" calcext:value-type="string">
            <text:p>Keep innovating, iPython is an essential part of my Python development.</text:p>
          </table:table-cell>
          <table:table-cell table:number-columns-repeated="999"/>
        </table:table-row>
        <table:table-row table:style-name="ro5">
          <table:table-cell office:value-type="string" calcext:value-type="string">
            <text:p>Exposing IPython internals as public interfaces. Enabling users to use your coloring module for the console, enabling them to use your the completion engine... </text:p>
          </table:table-cell>
          <table:table-cell office:value-type="string" calcext:value-type="string">
            <text:p>templates for nbconvert</text:p>
          </table:table-cell>
          <table:table-cell office:value-type="string" calcext:value-type="string">
            <text:p>- ability to change the directory in which code is saved. essentially changing the iPython desktop directory. the requirement of starting a server in each directory that I am working is annoying. </text:p>
          </table:table-cell>
          <table:table-cell office:value-type="string" calcext:value-type="string">
            <text:p>Easy implementation of animations, for example time dependent functions.</text:p>
          </table:table-cell>
          <table:table-cell office:value-type="string" calcext:value-type="string">
            <text:p>'outline' mode: hide/show cells belonging to section, move sections (containing several cells) at once</text:p>
          </table:table-cell>
          <table:table-cell office:value-type="string" calcext:value-type="string">
            <text:p>Interactive graphs</text:p>
          </table:table-cell>
          <table:table-cell/>
          <table:table-cell office:value-type="string" calcext:value-type="string">
            <text:p/>
            <text:p>Better documentation of nbconvert would be awesome (as we are using this quite a bit)</text:p>
          </table:table-cell>
          <table:table-cell office:value-type="string" calcext:value-type="string">
            <text:p>* making it easier for IPython.parallel sessions to use the namespace from which it was launched.</text:p>
          </table:table-cell>
          <table:table-cell office:value-type="string" calcext:value-type="string">
            <text:p>I would like to see navigation in the notebook improved. As an example, moving around in Emacs is lightning fast. Also, using the Emacs Ipython notebook plugin called EIN also allows quick navigation and cell type control.</text:p>
          </table:table-cell>
          <table:table-cell office:value-type="string" calcext:value-type="string">
            <text:p>Support multiple concurrent sandboxed users.</text:p>
          </table:table-cell>
          <table:table-cell/>
          <table:table-cell office:value-type="string" calcext:value-type="string">
            <text:p>Installing the Notebook by buildout, I had to update PYTHONPATH in the starting script in order to work properly</text:p>
          </table:table-cell>
          <table:table-cell office:value-type="string" calcext:value-type="string">
            <text:p>- In the notebook, the ability to hide the code, keeping the output/graph/table, but click on the cell (or mouse-over) to display the code again. This would allow html pages with code hidden, but reachable for those interested</text:p>
          </table:table-cell>
          <table:table-cell table:number-columns-repeated="3"/>
          <table:table-cell office:value-type="string" calcext:value-type="string">
            <text:p>Would like to block comment code</text:p>
          </table:table-cell>
          <table:table-cell table:number-columns-repeated="5"/>
          <table:table-cell office:value-type="string" calcext:value-type="string">
            <text:p>Hard to complain. IPython is AMAZING.</text:p>
          </table:table-cell>
          <table:table-cell table:number-columns-repeated="999"/>
        </table:table-row>
        <table:table-row table:style-name="ro7">
          <table:table-cell office:value-type="string" calcext:value-type="string">
            <text:p>The concept of an easier to use graphical interface and very powerful, flexible programming capability being potentially inversely related to one another sort of frightens me and I hope that the team can find a happy balance between satisfying the very advanced (academia/research) programmer user with achieving scale and useability. I won't claim to know what that balance is and I think 1.0 has all of the right improvements from what's I've seen so far. In other words how do you prevent advanced and powerful software being used by a select few experts from becoming a microsoft-like software making billions of dollars and installed on every system around the world and turning into junk? </text:p>
          </table:table-cell>
          <table:table-cell office:value-type="string" calcext:value-type="string">
            <text:p>Conversion of notebooks to documents, blogs and presentations should be made easier (even more! ;) The faster I can show/publish my results, the more productive I can be as a scientist.</text:p>
          </table:table-cell>
          <table:table-cell office:value-type="string" calcext:value-type="string">
            <text:p>I would really like to see better handling of directories, so that I can access notebooks in multiple locations with out starting a new notebook server. Otherwise, I like that it's lightweight.</text:p>
          </table:table-cell>
          <table:table-cell office:value-type="string" calcext:value-type="string">
            <text:p>Plotting is clunky.</text:p>
          </table:table-cell>
          <table:table-cell office:value-type="string" calcext:value-type="string">
            <text:p>For the notebook: auto-generated table of contents, ability to collapse sections, ability to link to sections/cells</text:p>
          </table:table-cell>
          <table:table-cell office:value-type="string" calcext:value-type="string">
            <text:p>better interactive/animations plots (I am aware of the matplotlib resources for that)</text:p>
          </table:table-cell>
          <table:table-cell/>
          <table:table-cell office:value-type="string" calcext:value-type="string">
            <text:p>a tutorial on making a minimal firefox profile adapted to the needs of the notebook.</text:p>
          </table:table-cell>
          <table:table-cell office:value-type="string" calcext:value-type="string">
            <text:p>I sometimes wish I could use IPython parallel features without having to think much about it and without having to modify the code/workflow. Note that I refer to the parallel capabilities present in modern CPUs, as I work locally on a PC exclusivelly. My experience is that very often I wish I could run time-consuming algorithms a bit faster, say ~4x in multi core CPU, but when I dive into the docs to see how that can be accomplished, I end up giving up.</text:p>
          </table:table-cell>
          <table:table-cell office:value-type="string" calcext:value-type="string">
            <text:p>More complete keyboard shortcuts (maybe even configurable ones)</text:p>
          </table:table-cell>
          <table:table-cell office:value-type="string" calcext:value-type="string">
            <text:p>Multi-user support </text:p>
          </table:table-cell>
          <table:table-cell/>
          <table:table-cell office:value-type="string" calcext:value-type="string">
            <text:p>Easier install on Windows - found Anaconda a bit vexing.</text:p>
          </table:table-cell>
          <table:table-cell table:number-columns-repeated="4"/>
          <table:table-cell office:value-type="string" calcext:value-type="string">
            <text:p>notebook with more editor features</text:p>
          </table:table-cell>
          <table:table-cell table:number-columns-repeated="5"/>
          <table:table-cell office:value-type="string" calcext:value-type="string">
            <text:p>needs more cowbell</text:p>
          </table:table-cell>
          <table:table-cell table:number-columns-repeated="999"/>
        </table:table-row>
        <table:table-row table:style-name="ro5">
          <table:table-cell office:value-type="string" calcext:value-type="string">
            <text:p>IPDB NOP (#1665).</text:p>
          </table:table-cell>
          <table:table-cell office:value-type="string" calcext:value-type="string">
            <text:p>Customizable export to different formats, e.g. omit code cells.</text:p>
          </table:table-cell>
          <table:table-cell office:value-type="string" calcext:value-type="string">
            <text:p>Directory browser in ipython notebook</text:p>
          </table:table-cell>
          <table:table-cell office:value-type="string" calcext:value-type="string">
            <text:p>Notebook support for rendering media objects inline (e.g., html5 audio widgets for wav data)</text:p>
          </table:table-cell>
          <table:table-cell office:value-type="string" calcext:value-type="string">
            <text:p>Table of contents pane that allows me to get an overview of all the headings defined in a notebook and jump to a specific section. </text:p>
          </table:table-cell>
          <table:table-cell office:value-type="string" calcext:value-type="string">
            <text:p>As a platform for data analysis:</text:p>
            <text:p>* widget api</text:p>
            <text:p>* use widgets as the bait to pull colleagues up the python learning curve</text:p>
          </table:table-cell>
          <table:table-cell/>
          <table:table-cell office:value-type="string" calcext:value-type="string">
            <text:p>I hope the python cookbook can add more context about real project.</text:p>
          </table:table-cell>
          <table:table-cell office:value-type="string" calcext:value-type="string">
            <text:p>Platform LSF integration.</text:p>
          </table:table-cell>
          <table:table-cell/>
          <table:table-cell office:value-type="string" calcext:value-type="string">
            <text:p>Single Sign On authentication</text:p>
          </table:table-cell>
          <table:table-cell/>
          <table:table-cell office:value-type="string" calcext:value-type="string">
            <text:p>Easier to install and manage for neophytes, try to get new students using it on their Macs and it seems to be hard, end up with Enthought's package, but would like to use plain oldde ipython</text:p>
          </table:table-cell>
          <table:table-cell table:number-columns-repeated="4"/>
          <table:table-cell office:value-type="string" calcext:value-type="string">
            <text:p/>
            <text:p>Codechanging functions in the notebook (refactoring, extract method,...) </text:p>
          </table:table-cell>
          <table:table-cell table:number-columns-repeated="1005"/>
        </table:table-row>
        <table:table-row table:style-name="ro5">
          <table:table-cell office:value-type="string" calcext:value-type="string">
            <text:p>Offer some way for IDEs like PyCharm to integrate IPython, so I get the best of both worlds (like easy version control and refactoring tools).</text:p>
          </table:table-cell>
          <table:table-cell office:value-type="string" calcext:value-type="string">
            <text:p>add point and click exporting options.</text:p>
          </table:table-cell>
          <table:table-cell office:value-type="string" calcext:value-type="string">
            <text:p>I'd love to see the ability to nest folders in the IPython main window.</text:p>
          </table:table-cell>
          <table:table-cell office:value-type="string" calcext:value-type="string">
            <text:p>Better displaying of docstrings containing reStructuredText markup for Sphinx when I use the "?" operator. Handling latex equations in the docstring would also be very good.</text:p>
          </table:table-cell>
          <table:table-cell office:value-type="string" calcext:value-type="string">
            <text:p>Ability to create groups of cells and collapse groups</text:p>
          </table:table-cell>
          <table:table-cell office:value-type="string" calcext:value-type="string">
            <text:p>- Better two-way interaction with javascript. Let me use the HTML function to, say, display a tic-tac-toe board, but then have a callback when a square is clicked on that lets me make a move on the board.</text:p>
          </table:table-cell>
          <table:table-cell/>
          <table:table-cell office:value-type="string" calcext:value-type="string">
            <text:p>Detailed documentation about skinning, extending via JS components, embedding. Detailed documentation on implementing the IPyNB protocol in other languages - e.g. via node.js and couchdb's JS engine.</text:p>
          </table:table-cell>
          <table:table-cell table:number-columns-repeated="2"/>
          <table:table-cell office:value-type="string" calcext:value-type="string">
            <text:p>multi-user notebooks, </text:p>
          </table:table-cell>
          <table:table-cell table:number-columns-repeated="6"/>
          <table:table-cell office:value-type="string" calcext:value-type="string">
            <text:p>Simple editor features like search and replace would be really useful from time to time.</text:p>
          </table:table-cell>
          <table:table-cell table:number-columns-repeated="1005"/>
        </table:table-row>
        <table:table-row table:style-name="ro5">
          <table:table-cell office:value-type="string" calcext:value-type="string">
            <text:p>autosave. </text:p>
          </table:table-cell>
          <table:table-cell office:value-type="string" calcext:value-type="string">
            <text:p>Ideally, I'd like to be able to write entire math papers (for academic publication) within IPython. :)</text:p>
          </table:table-cell>
          <table:table-cell office:value-type="string" calcext:value-type="string">
            <text:p>I have been very impressed by notebook 0.13 / 1.0.0 - maybe some sort if project folder.</text:p>
            <text:p/>
            <text:p>Would love to be able to load notebooks from other directories </text:p>
          </table:table-cell>
          <table:table-cell office:value-type="string" calcext:value-type="string">
            <text:p>Would be great to have interactive matplotlib plots (I understand this is in progress somewhat).</text:p>
          </table:table-cell>
          <table:table-cell office:value-type="string" calcext:value-type="string">
            <text:p>Document outline to quickly jump to hearing</text:p>
          </table:table-cell>
          <table:table-cell office:value-type="string" calcext:value-type="string">
            <text:p>Interactive figures and animations.</text:p>
          </table:table-cell>
          <table:table-cell/>
          <table:table-cell office:value-type="string" calcext:value-type="string">
            <text:p>Better documentation </text:p>
          </table:table-cell>
          <table:table-cell table:number-columns-repeated="2"/>
          <table:table-cell office:value-type="string" calcext:value-type="string">
            <text:p>Multi user support is roadmap feature I'm most looking forwards to. Internal team sharing of notebooks is powerful.</text:p>
          </table:table-cell>
          <table:table-cell table:number-columns-repeated="1012"/>
        </table:table-row>
        <table:table-row table:style-name="ro3">
          <table:table-cell office:value-type="string" calcext:value-type="string">
            <text:p>Notebook usability!</text:p>
          </table:table-cell>
          <table:table-cell office:value-type="string" calcext:value-type="string">
            <text:p>Better LaTeX support to generate reports (for instance, to programatically generate inline text and images for a report).</text:p>
            <text:p>Haven't had success with nbconvert or the new convert support in 1.0 (but I used an Ubuntu PPA that may be incomplete).</text:p>
          </table:table-cell>
          <table:table-cell office:value-type="string" calcext:value-type="string">
            <text:p>- Serve notebooks from different multiple folders.</text:p>
          </table:table-cell>
          <table:table-cell office:value-type="string" calcext:value-type="string">
            <text:p>Better plotting capabilities and 3d support</text:p>
          </table:table-cell>
          <table:table-cell/>
          <table:table-cell office:value-type="string" calcext:value-type="string">
            <text:p>Interactive graphs in notebook</text:p>
          </table:table-cell>
          <table:table-cell/>
          <table:table-cell office:value-type="string" calcext:value-type="string">
            <text:p>better help.</text:p>
          </table:table-cell>
          <table:table-cell table:number-columns-repeated="2"/>
          <table:table-cell office:value-type="string" calcext:value-type="string">
            <text:p>multi-user notebooks </text:p>
          </table:table-cell>
          <table:table-cell table:number-columns-repeated="1012"/>
        </table:table-row>
        <table:table-row table:style-name="ro8">
          <table:table-cell office:value-type="string" calcext:value-type="string">
            <text:p>Haha, now that you're asking... When doing %run whatever.py IPython often tells me the file was not found, and I have to re-try it 4 or 5 times before it actually runs it. The file is there of course.</text:p>
            <text:p/>
            <text:p>I also don't like how I can't just paste code without having to use magic commands (that don't work for me for some reason and I never really tried to solve it especially that I'm working remote). A magic command for disabling auto-indentation would solve this. Like %autoindentoff, then I could paste whatever I wanted, then %autoindenton if I want to switch it back on.</text:p>
            <text:p/>
            <text:p>I also wondered if it was possible to have "magic comments" in my code like #%breakpoint that would stop IPython right there, let me do stuff and then resume with a magic command %resume or something. I'll go and check it out, but if you don't have it, there you go, a feature request! :)</text:p>
          </table:table-cell>
          <table:table-cell office:value-type="string" calcext:value-type="string">
            <text:p>- Better printing support? (No page breaks through the middle of plots, for a start)</text:p>
          </table:table-cell>
          <table:table-cell office:value-type="string" calcext:value-type="string">
            <text:p>Basic folder browsing, so I might not need to run multiple notebooks on one computer.</text:p>
          </table:table-cell>
          <table:table-cell office:value-type="string" calcext:value-type="string">
            <text:p>live moving graphs</text:p>
          </table:table-cell>
          <table:table-cell/>
          <table:table-cell office:value-type="string" calcext:value-type="string">
            <text:p>entougth traits can be displayed as html form</text:p>
          </table:table-cell>
          <table:table-cell/>
          <table:table-cell office:value-type="string" calcext:value-type="string">
            <text:p>Documentation, particularly ease of reference material &amp; examples (but this is more a statement about Python in general).</text:p>
          </table:table-cell>
          <table:table-cell table:number-columns-repeated="2"/>
          <table:table-cell office:value-type="string" calcext:value-type="string">
            <text:p>A better (read: easier) model for supporting multiple IPython Notebook users from a single machine.</text:p>
          </table:table-cell>
          <table:table-cell table:number-columns-repeated="1012"/>
        </table:table-row>
        <table:table-row table:style-name="ro9">
          <table:table-cell office:value-type="string" calcext:value-type="string">
            <text:p>better autoreload support (the current autoreload module/extension still has some flaws). </text:p>
            <text:p/>
            <text:p>notebook: make it possible to open *.py files. when the notebook is saved don't write the output to the py file (only the code + markup). </text:p>
            <text:p/>
            <text:p>show a python console (in the browser) next to the input and output cells.</text:p>
            <text:p/>
            <text:p>readline support in the ipython terminal (like in bpython)</text:p>
          </table:table-cell>
          <table:table-cell office:value-type="string" calcext:value-type="string">
            <text:p>Custom templates of nbconvert.</text:p>
          </table:table-cell>
          <table:table-cell office:value-type="string" calcext:value-type="string">
            <text:p>I would like the management of files and directories to become easier and more flexible (saving files, etc.) </text:p>
            <text:p>(But maybe it is just the fact that I have never spent much time in trying to understand some mechanisms)</text:p>
          </table:table-cell>
          <table:table-cell office:value-type="string" calcext:value-type="string">
            <text:p>Better Pandas integration, perhaps "object browser" plugins to explore and manipulate complex objects like Pandas dataframe. </text:p>
            <text:p/>
            <text:p>Improved integration of inline visualization - maybe this is my own usage pattern but I've been using pylab with out-of-browser results to use the matplotlib interactivity, but then my results are "lost" when I quit the workbook (and sometimes difficult to recreate). I'd like a permanent record of visuals inline.</text:p>
          </table:table-cell>
          <table:table-cell/>
          <table:table-cell office:value-type="string" calcext:value-type="string">
            <text:p>richer javascript interactions</text:p>
          </table:table-cell>
          <table:table-cell table:number-columns-repeated="1017"/>
        </table:table-row>
        <table:table-row table:style-name="ro2">
          <table:table-cell office:value-type="string" calcext:value-type="string">
            <text:p>I would like to see support for referencing python objects from within Markdown.</text:p>
          </table:table-cell>
          <table:table-cell office:value-type="string" calcext:value-type="string">
            <text:p>Being my main concern the Ph.D thesis I would like to see, in this order :-P:</text:p>
            <text:p/>
            <text:p>1. Support for footnotes in the extended markdown of the notebook. Is the most used feature that I miss in my writings. The second one would be bibliographic references as in pandoc markdown.</text:p>
          </table:table-cell>
          <table:table-cell office:value-type="string" calcext:value-type="string">
            <text:p>loading notebook files in subdirectories</text:p>
          </table:table-cell>
          <table:table-cell office:value-type="string" calcext:value-type="string">
            <text:p>2. Better visualisation capabilities. I would love to see IPy Notebook tightly integrated with some javascript-based vis. libraries such as D3.js (maybe through existing Python projects such as Vincent) and allowing interactive things like mouse-over information, sliders to control parameters (Mathematica has something similar), vector-based zooming...</text:p>
          </table:table-cell>
          <table:table-cell/>
          <table:table-cell office:value-type="string" calcext:value-type="string">
            <text:p>interactive notebooks?</text:p>
          </table:table-cell>
          <table:table-cell table:number-columns-repeated="1017"/>
        </table:table-row>
        <table:table-row table:style-name="ro5">
          <table:table-cell office:value-type="string" calcext:value-type="string">
            <text:p/>
            <text:p>Better links within/between Notebooks,</text:p>
          </table:table-cell>
          <table:table-cell office:value-type="string" calcext:value-type="string">
            <text:p>Also, if making static HTML versons of a notebook (a la nbviewer) was a bit easier, it would be a real bonus.</text:p>
          </table:table-cell>
          <table:table-cell office:value-type="string" calcext:value-type="string">
            <text:p>Its a bit cumbersome to run it as a server on a remote machine. Specifically it would be nice to be able to run the server and have separate notebooks in arbitrary directories that can be found under the main server. </text:p>
          </table:table-cell>
          <table:table-cell office:value-type="string" calcext:value-type="string">
            <text:p>Have rendered documentation (like Spyder), instead of terminal style</text:p>
          </table:table-cell>
          <table:table-cell/>
          <table:table-cell office:value-type="string" calcext:value-type="string">
            <text:p>Support interactive mapping output (Google Maps, OSM)</text:p>
            <text:p>Add javascript widgets to support interactive mapping.</text:p>
          </table:table-cell>
          <table:table-cell table:number-columns-repeated="1017"/>
        </table:table-row>
        <table:table-row table:style-name="ro10">
          <table:table-cell office:value-type="string" calcext:value-type="string">
            <text:p>1. In-browser three-pane diff and merge tool for IPython Notebooks.</text:p>
            <text:p>2. See #1 :-)</text:p>
          </table:table-cell>
          <table:table-cell office:value-type="string" calcext:value-type="string">
            <text:p>Nbviewer needs to be made more consistent;</text:p>
          </table:table-cell>
          <table:table-cell office:value-type="string" calcext:value-type="string">
            <text:p>* proper directory browsing from the interface, so one could save ipynb files from a running session in any directory of choosing</text:p>
          </table:table-cell>
          <table:table-cell office:value-type="string" calcext:value-type="string">
            <text:p>3d visualization (web gl)</text:p>
          </table:table-cell>
          <table:table-cell/>
          <table:table-cell office:value-type="string" calcext:value-type="string">
            <text:p>My #1 would be interactive plots. When I want to zoom in a plot it's a png image in low resolution. A better plotting interaction is a must.</text:p>
          </table:table-cell>
          <table:table-cell table:number-columns-repeated="1017"/>
        </table:table-row>
        <table:table-row table:style-name="ro11">
          <table:table-cell office:value-type="string" calcext:value-type="string">
            <text:p>* Ipython notebook java script seems to lose connection if the laptop moves around. Closing and reopening the browser tab usually fixes it.</text:p>
          </table:table-cell>
          <table:table-cell office:value-type="string" calcext:value-type="string">
            <text:p>Better exporting to word formats would help. I work in an environment that enforces some work with word, so getting nbconvert to handle that directly would be really helpful. I could then write certain technical reports entirely in the notebook. Right now, I can export to markdown and use pandoc to convert to word, but it is a bit cumbersome.</text:p>
          </table:table-cell>
          <table:table-cell office:value-type="string" calcext:value-type="string">
            <text:p>Folder selection after starting. </text:p>
          </table:table-cell>
          <table:table-cell office:value-type="string" calcext:value-type="string">
            <text:p>JS-powered plots (I know they are already being prepared)</text:p>
          </table:table-cell>
          <table:table-cell/>
          <table:table-cell office:value-type="string" calcext:value-type="string">
            <text:p>3. I know you have planed support for interactive web controls on notebooks. That would be the killer feature! </text:p>
          </table:table-cell>
          <table:table-cell table:number-columns-repeated="1017"/>
        </table:table-row>
        <table:table-row table:style-name="ro11">
          <table:table-cell office:value-type="string" calcext:value-type="string">
            <text:p>Allow running a cell in the different thread. Use case: I am doing some computation inside a cell, but want to check on current values of some other variable inside the notebook. It is fine to crash/burn in case of threading conflicts.</text:p>
          </table:table-cell>
          <table:table-cell office:value-type="string" calcext:value-type="string">
            <text:p>Would like to see the ability to display output from code while hiding the code that produces it, primarily to enhance the NB convert output for publication of processed and formatted data..This implies athe ability to format the output in moreversitile ways than now.. Which I'm sure i can code up but easy prebuilt facilities would be great</text:p>
          </table:table-cell>
          <table:table-cell office:value-type="string" calcext:value-type="string">
            <text:p>Ability to browse file system for opening notebooks</text:p>
          </table:table-cell>
          <table:table-cell office:value-type="string" calcext:value-type="string">
            <text:p>Using the inline backend for matplotlib, I did not yet found how to display full size images and vector graphs that would scale well. It is a wonderful tool when working on remote machines, but has some disadvantages. </text:p>
          </table:table-cell>
          <table:table-cell/>
          <table:table-cell office:value-type="string" calcext:value-type="string">
            <text:p>Javascript interactivity</text:p>
          </table:table-cell>
          <table:table-cell table:number-columns-repeated="1017"/>
        </table:table-row>
        <table:table-row table:style-name="ro12">
          <table:table-cell office:value-type="string" calcext:value-type="string">
            <text:p>Include a way to manage the nonlinear flow in which people may use the notebook. That is, people often jump to early cells to redefine variables. It would be nice to have an 'auto-recompute' function that would update results based on these changes. I know about 'Run All' in the Cells menu, but students often forget this.</text:p>
            <text:p/>
            <text:p>After opening an existing notebook, some students jump ahead without executing previous cells in which necessary variables are defined.</text:p>
            <text:p/>
            <text:p>Easier style customizability. Being able to easily create an application-specific theme (e.g., for a particular class or lecture) would be great. Creating a custom.css is too difficult and arcane for many users.</text:p>
          </table:table-cell>
          <table:table-cell office:value-type="string" calcext:value-type="string">
            <text:p>Ability to export entire notebook as single HTML or PDF document. </text:p>
          </table:table-cell>
          <table:table-cell office:value-type="string" calcext:value-type="string">
            <text:p>directory structure for the notebooks </text:p>
          </table:table-cell>
          <table:table-cell office:value-type="string" calcext:value-type="string">
            <text:p>Interactive plotting n notebook (eg d3, webGL)</text:p>
          </table:table-cell>
          <table:table-cell/>
          <table:table-cell office:value-type="string" calcext:value-type="string">
            <text:p>Widgets for the notebook</text:p>
          </table:table-cell>
          <table:table-cell table:number-columns-repeated="1017"/>
        </table:table-row>
        <table:table-row table:style-name="ro3">
          <table:table-cell office:value-type="string" calcext:value-type="string">
            <text:p>Better save/load session features for the command line. I like the notebooks, but they're a bit clunky for a linux guy who hardly leaves his command line. The current save feature works, but isn't quite as robust as I'd prefer.</text:p>
          </table:table-cell>
          <table:table-cell office:value-type="string" calcext:value-type="string">
            <text:p>Could you guys make a menu item "Download as a .pdf?", like in Google docs? Basically, that would perform nbconvert on the currently opened .ipynb and start downloading that file. It seems like such an easy improvement that would be very useful for everyday use of ipython notebook.</text:p>
          </table:table-cell>
          <table:table-cell office:value-type="string" calcext:value-type="string">
            <text:p>It needs better file management system. It could borrow ideas from vi or emacs on how to manage files from multiple directories. </text:p>
          </table:table-cell>
          <table:table-cell office:value-type="string" calcext:value-type="string">
            <text:p>* displaying matplotlib plots as svg</text:p>
          </table:table-cell>
          <table:table-cell/>
          <table:table-cell office:value-type="string" calcext:value-type="string">
            <text:p>interactive visuals...</text:p>
          </table:table-cell>
          <table:table-cell table:number-columns-repeated="1017"/>
        </table:table-row>
        <table:table-row table:style-name="ro13">
          <table:table-cell office:value-type="string" calcext:value-type="string">
            <text:p>extension of tab completion for words already appearing in the history</text:p>
          </table:table-cell>
          <table:table-cell office:value-type="string" calcext:value-type="string">
            <text:p>Output to latex, rtf via webgui</text:p>
            <text:p>Standalone offline nbviewer For people wo python </text:p>
          </table:table-cell>
          <table:table-cell/>
          <table:table-cell office:value-type="string" calcext:value-type="string">
            <text:p>pylab inline with interactive figures</text:p>
          </table:table-cell>
          <table:table-cell/>
          <table:table-cell office:value-type="string" calcext:value-type="string">
            <text:p>I will mainly need interaction widgets like traitsui but for Qt and Javascript.</text:p>
          </table:table-cell>
          <table:table-cell table:number-columns-repeated="1017"/>
        </table:table-row>
        <table:table-row table:style-name="ro13">
          <table:table-cell office:value-type="string" calcext:value-type="string">
            <text:p>- left-right split view for code and output for IPython notebook</text:p>
          </table:table-cell>
          <table:table-cell table:number-columns-repeated="2"/>
          <table:table-cell office:value-type="string" calcext:value-type="string">
            <text:p>Better interactive graphics manipulation, in the notebook by example. But I know it's more on matplotlib side. </text:p>
          </table:table-cell>
          <table:table-cell table:number-columns-repeated="1019"/>
        </table:table-row>
        <table:table-row table:style-name="ro10">
          <table:table-cell office:value-type="string" calcext:value-type="string">
            <text:p>Make the integration with GUI event loop automatic.</text:p>
            <text:p>Make it easy to integrate the Qt Console features in a code editor and/or create an ipython ide.</text:p>
          </table:table-cell>
          <table:table-cell table:number-columns-repeated="2"/>
          <table:table-cell office:value-type="string" calcext:value-type="string">
            <text:p>interactive figures in ipython notebook</text:p>
            <text:p>(matplotlib) better support for 3-d visualization</text:p>
          </table:table-cell>
          <table:table-cell table:number-columns-repeated="1019"/>
        </table:table-row>
        <table:table-row table:style-name="ro6">
          <table:table-cell office:value-type="string" calcext:value-type="string">
            <text:p>I would love an efficient 3d renderer to be integrated with Ipython notebooks.</text:p>
            <text:p/>
            <text:p>Being able rotate 3d models inside the html notebook, and to control sliders in matplotlib would make my life much easier.</text:p>
            <text:p/>
            <text:p>Ideally the renderers should make use of opengl to handle 100,000s of points efficiently.</text:p>
            <text:p/>
            <text:p>I would also like a pony.</text:p>
          </table:table-cell>
          <table:table-cell table:number-columns-repeated="2"/>
          <table:table-cell office:value-type="string" calcext:value-type="string">
            <text:p>Lastly, I would like to see improvements with JS interops. While Matplot lib is great - I'd love to see more dynamic visualization capabilities baked into ipyhon - perhaps something like the Bokeh library from Continuum or more d3.js possibilities.</text:p>
          </table:table-cell>
          <table:table-cell table:number-columns-repeated="1019"/>
        </table:table-row>
        <table:table-row table:style-name="ro10">
          <table:table-cell office:value-type="string" calcext:value-type="string">
            <text:p>Better support for Windows terminal, multiline editing, issues with tracebacks reappearing as background to new commands being entered.</text:p>
          </table:table-cell>
          <table:table-cell table:number-columns-repeated="2"/>
          <table:table-cell office:value-type="string" calcext:value-type="string">
            <text:p>Interactive inline figures in the notebook to allow zooming, panning etc. </text:p>
          </table:table-cell>
          <table:table-cell table:number-columns-repeated="1019"/>
        </table:table-row>
        <table:table-row table:style-name="ro3">
          <table:table-cell office:value-type="string" calcext:value-type="string">
            <text:p>- Better logging system in the terminal (just log everything as it's shown, with inputs, outputs, stdout, stderr, etc).</text:p>
            <text:p/>
            <text:p>- Better config parameters (I want to get rid of the empty line in the middle)</text:p>
          </table:table-cell>
          <table:table-cell table:number-columns-repeated="2"/>
          <table:table-cell office:value-type="string" calcext:value-type="string">
            <text:p>Better support for animations in the IPython Notebook, something similar to what Jake van der Plas demoed would be great for making things more interactive.</text:p>
          </table:table-cell>
          <table:table-cell table:number-columns-repeated="1019"/>
        </table:table-row>
        <table:table-row table:style-name="ro5">
          <table:table-cell office:value-type="string" calcext:value-type="string">
            <text:p>the notebooks view doesn't follow the cursor when you execute a notebook</text:p>
            <text:p>makes it annoying to navigate.</text:p>
          </table:table-cell>
          <table:table-cell table:number-columns-repeated="2"/>
          <table:table-cell office:value-type="string" calcext:value-type="string">
            <text:p>D3.js inline plots with interactivity!</text:p>
            <text:p/>
            <text:p>Would love to see the mpl webagg backend inline with interactive controls (pan, zoom).</text:p>
          </table:table-cell>
          <table:table-cell table:number-columns-repeated="1019"/>
        </table:table-row>
        <table:table-row table:style-name="ro10">
          <table:table-cell office:value-type="string" calcext:value-type="string">
            <text:p>Select and run the sheet partially. At least like select all and then deselect few to run rest of them.</text:p>
          </table:table-cell>
          <table:table-cell table:number-columns-repeated="2"/>
          <table:table-cell office:value-type="string" calcext:value-type="string">
            <text:p>It was a great surprise when I first printed a Pandas dataframe in an IPython notebook. Can more be done to make printing pretty? </text:p>
          </table:table-cell>
          <table:table-cell table:number-columns-repeated="1019"/>
        </table:table-row>
        <table:table-row table:style-name="ro3">
          <table:table-cell office:value-type="string" calcext:value-type="string">
            <text:p>Stability of the configuration system/API. I haven't used 1.0 yet, so maybe this has been achieved already. But I have been using (and still use on older systems) IPython 0.8 through 0.13 and I've had to redo my personal configuration several times to work with all versions.</text:p>
          </table:table-cell>
          <table:table-cell table:number-columns-repeated="2"/>
          <table:table-cell office:value-type="string" calcext:value-type="string">
            <text:p>Interactive plots (pan, zoom, etc.)</text:p>
          </table:table-cell>
          <table:table-cell table:number-columns-repeated="1019"/>
        </table:table-row>
        <table:table-row table:style-name="ro11">
          <table:table-cell office:value-type="string" calcext:value-type="string">
            <text:p>These are all notebook comments. I use iPython almost exclusively in that environment.</text:p>
            <text:p>- some sort of configurable choke on the amount of data allowed in an output cell. We occasionally crash notebook instances (or maybe just browsers) if we inadvertently have too much data in output cells.</text:p>
          </table:table-cell>
          <table:table-cell table:number-columns-repeated="1022"/>
        </table:table-row>
        <table:table-row table:style-name="ro13">
          <table:table-cell office:value-type="string" calcext:value-type="string">
            <text:p>Flag cells to be run automatically on opening the file (perhaps with a specified order).</text:p>
          </table:table-cell>
          <table:table-cell table:number-columns-repeated="1022"/>
        </table:table-row>
        <table:table-row table:style-name="ro5">
          <table:table-cell office:value-type="string" calcext:value-type="string">
            <text:p>As a digital lab book:</text:p>
            <text:p>* paste in images easily</text:p>
            <text:p>* search through notebooks</text:p>
            <text:p>* organize notebooks by date and by project</text:p>
          </table:table-cell>
          <table:table-cell table:number-columns-repeated="1022"/>
        </table:table-row>
        <table:table-row table:style-name="ro11">
          <table:table-cell office:value-type="string" calcext:value-type="string">
            <text:p>2. Often, after an IPython terminal session has been idle for a while, it pauses for a few seconds after receiving user input. It would be nice to have that eliminated.</text:p>
            <text:p/>
            <text:p>3. A "Run All Cells" keyboard/menu command for the notebook interface.</text:p>
          </table:table-cell>
          <table:table-cell table:number-columns-repeated="1022"/>
        </table:table-row>
        <table:table-row table:style-name="ro6">
          <table:table-cell office:value-type="string" calcext:value-type="string">
            <text:p>- Some better usability things are very important I think:</text:p>
            <text:p>a) multiple cell selection and edit (like copy, delete, .. multiple cells at once)</text:p>
            <text:p>c) undo on cell level (not only within cell), e.g. undo of deleting a cell</text:p>
            <text:p/>
            <text:p>- More official way of promoting, listing, installing, .. extensions for the notebook (maybe even a ui dialog where you can with checkboxes (de)activate certain extensions if you have installed e.g. ipython-contrib repo)</text:p>
          </table:table-cell>
          <table:table-cell table:number-columns-repeated="1022"/>
        </table:table-row>
        <table:table-row table:style-name="ro11">
          <table:table-cell office:value-type="string" calcext:value-type="string">
            <text:p>These all related to ipython notebook:</text:p>
            <text:p/>
            <text:p>- Support for quizzes: reader answers multiple choice or other type of question; gets feedback.</text:p>
            <text:p/>
            <text:p>- Support for cloning copies of a notebook</text:p>
          </table:table-cell>
          <table:table-cell table:number-columns-repeated="1022"/>
        </table:table-row>
        <table:table-row table:style-name="ro1">
          <table:table-cell office:value-type="string" calcext:value-type="string">
            <text:p>more interactivity in the notebook</text:p>
          </table:table-cell>
          <table:table-cell table:number-columns-repeated="1022"/>
        </table:table-row>
        <table:table-row table:style-name="ro6">
          <table:table-cell office:value-type="string" calcext:value-type="string">
            <text:p>A way to group cells in ipython notebook to turn them on or off. (So that when I'm doing data analysis over multiple sessions, I can easily rerun the parts of the code I'm changing without having to run everything, especially long calculations.)</text:p>
            <text:p/>
            <text:p>A way to save the state of ipython so that I can reload in the same state (variables, etc.). Like "save all' in matlab. This would be nice for all ipython environments (notebook, console, etc.)</text:p>
          </table:table-cell>
          <table:table-cell table:number-columns-repeated="1022"/>
        </table:table-row>
        <table:table-row table:style-name="ro5">
          <table:table-cell office:value-type="string" calcext:value-type="string">
            <text:p>Out of the box support for pasting from clipboard</text:p>
            <text:p>It is painfull to write functions and classes, fix an error and re-evaluate. Better support for code blocks editing would be nice.</text:p>
          </table:table-cell>
          <table:table-cell table:number-columns-repeated="1022"/>
        </table:table-row>
        <table:table-row table:style-name="ro5">
          <table:table-cell office:value-type="string" calcext:value-type="string">
            <text:p>Put output cell horizontally adjacent to input cell.</text:p>
            <text:p/>
            <text:p>Move popup documentation bar to right-hand side as an option.</text:p>
          </table:table-cell>
          <table:table-cell table:number-columns-repeated="1022"/>
        </table:table-row>
        <table:table-row table:style-name="ro13">
          <table:table-cell office:value-type="string" calcext:value-type="string">
            <text:p>Copy and paste in the notebook</text:p>
            <text:p>Side by side cells in notebook</text:p>
          </table:table-cell>
          <table:table-cell table:number-columns-repeated="1022"/>
        </table:table-row>
        <table:table-row table:style-name="ro13">
          <table:table-cell office:value-type="string" calcext:value-type="string">
            <text:p>add a delete cell button (I have to use the cut button all the time)</text:p>
          </table:table-cell>
          <table:table-cell table:number-columns-repeated="1022"/>
        </table:table-row>
        <table:table-row table:style-name="ro1">
          <table:table-cell office:value-type="string" calcext:value-type="string">
            <text:p>smarter GUI (e.g. pop-up plots)</text:p>
          </table:table-cell>
          <table:table-cell table:number-columns-repeated="1022"/>
        </table:table-row>
        <table:table-row table:style-name="ro1">
          <table:table-cell office:value-type="string" calcext:value-type="string">
            <text:p>- Outliner-style interface? (expandable cells like Mathematica)</text:p>
          </table:table-cell>
          <table:table-cell table:number-columns-repeated="1022"/>
        </table:table-row>
        <table:table-row table:style-name="ro1">
          <table:table-cell office:value-type="string" calcext:value-type="string">
            <text:p>- Copy and paste multiple cells in the notebook.</text:p>
          </table:table-cell>
          <table:table-cell table:number-columns-repeated="1022"/>
        </table:table-row>
        <table:table-row table:style-name="ro5">
          <table:table-cell office:value-type="string" calcext:value-type="string">
            <text:p>tab completion after index access, e.g. my list[0].&lt;TAB&gt; where my list[0] has methods.</text:p>
            <text:p/>
            <text:p>code folding in the notebook</text:p>
          </table:table-cell>
          <table:table-cell table:number-columns-repeated="1022"/>
        </table:table-row>
        <table:table-row table:style-name="ro10">
          <table:table-cell office:value-type="string" calcext:value-type="string">
            <text:p>I have not yet discovered a good way to write a function in a notebook and call it from other notebooks. An import function for notebooks would be great.</text:p>
          </table:table-cell>
          <table:table-cell table:number-columns-repeated="1022"/>
        </table:table-row>
        <table:table-row table:style-name="ro1">
          <table:table-cell office:value-type="string" calcext:value-type="string">
            <text:p>Easier to find all the possibilities within it</text:p>
          </table:table-cell>
          <table:table-cell table:number-columns-repeated="1022"/>
        </table:table-row>
        <table:table-row table:style-name="ro1">
          <table:table-cell office:value-type="string" calcext:value-type="string">
            <text:p>Android</text:p>
          </table:table-cell>
          <table:table-cell table:number-columns-repeated="1022"/>
        </table:table-row>
        <table:table-row table:style-name="ro3">
          <table:table-cell office:value-type="string" calcext:value-type="string">
            <text:p>2. ways to manage multiple versions of notebooks on a remote server</text:p>
            <text:p>3. way to cluster ipython notebook servers so they act like one server. if I need 2 TB ram and want to join a bunch of servers together (magic wand in hand)</text:p>
          </table:table-cell>
          <table:table-cell table:number-columns-repeated="1022"/>
        </table:table-row>
        <table:table-row table:style-name="ro10">
          <table:table-cell office:value-type="string" calcext:value-type="string">
            <text:p>I have tried but can't really get IPython working with gvim. Vim IPython looks cool but is too much of a headache to get working properly. </text:p>
          </table:table-cell>
          <table:table-cell table:number-columns-repeated="1022"/>
        </table:table-row>
        <table:table-row table:style-name="ro3">
          <table:table-cell office:value-type="string" calcext:value-type="string">
            <text:p>Introspection of (reasonably sized) dict-like objects would be amazing. Tab completion of dictionary keys would save a huge amount of time, especially when trying to get to know a new schema or document type that has been parsed into a JSON-like structure.</text:p>
          </table:table-cell>
          <table:table-cell table:number-columns-repeated="1022"/>
        </table:table-row>
        <table:table-row table:style-name="ro1">
          <table:table-cell office:value-type="string" calcext:value-type="string">
            <text:p>Easier collaboration (upload to nbviewer)</text:p>
          </table:table-cell>
          <table:table-cell table:number-columns-repeated="1022"/>
        </table:table-row>
        <table:table-row table:style-name="ro13">
          <table:table-cell office:value-type="string" calcext:value-type="string">
            <text:p>Ipython notebook is great but it crashes quite often. Ideally it would be more robust.</text:p>
          </table:table-cell>
          <table:table-cell table:number-columns-repeated="1022"/>
        </table:table-row>
        <table:table-row table:style-name="ro11">
          <table:table-cell office:value-type="string" calcext:value-type="string">
            <text:p>I often use IPython to create random notes, thoughts ... something like a diary...in that respect I miss one feature very much (although it is not super-critical) </text:p>
            <text:p>-- it is a way to take a (portion) of screen-capture, for quick information gathering along with self made notes ... something akin to using OneNote.</text:p>
          </table:table-cell>
          <table:table-cell table:number-columns-repeated="1022"/>
        </table:table-row>
        <table:table-row table:style-name="ro1">
          <table:table-cell office:value-type="string" calcext:value-type="string">
            <text:p>Independent block of code that doesn't mix with other parts.</text:p>
          </table:table-cell>
          <table:table-cell table:number-columns-repeated="1022"/>
        </table:table-row>
        <table:table-row table:style-name="ro10">
          <table:table-cell office:value-type="string" calcext:value-type="string">
            <text:p>better multi-line editing (I always end up having problems when I need to edit a multi-line command I already ran). Plus, would like colour coding</text:p>
          </table:table-cell>
          <table:table-cell table:number-columns-repeated="1022"/>
        </table:table-row>
        <table:table-row table:style-name="ro10">
          <table:table-cell office:value-type="string" calcext:value-type="string">
            <text:p>Straightforward integration of doctest-like functionality so that notebooks that are created as tutorials/demos can easily be tested.</text:p>
          </table:table-cell>
          <table:table-cell table:number-columns-repeated="1022"/>
        </table:table-row>
        <table:table-row table:style-name="ro13">
          <table:table-cell office:value-type="string" calcext:value-type="string">
            <text:p>I would like to have integration of dynamic pivot table and pivot chart in the notebook using JS.</text:p>
          </table:table-cell>
          <table:table-cell table:number-columns-repeated="1022"/>
        </table:table-row>
        <table:table-row table:style-name="ro6">
          <table:table-cell office:value-type="string" calcext:value-type="string">
            <text:p>Notebook, for debugging I usually switch to qt console or Spyder, possibly more from habit than any other reason. Would be good to have a robust way to do this from the notebook.</text:p>
            <text:p/>
            <text:p>Notebook, hung the browser a couple times due to endless loops. Stupid me! Still, would be nice to have a way to get out of it.</text:p>
            <text:p/>
            <text:p>Quicker release schedule ;-)</text:p>
          </table:table-cell>
          <table:table-cell table:number-columns-repeated="1022"/>
        </table:table-row>
        <table:table-row table:style-name="ro13">
          <table:table-cell office:value-type="string" calcext:value-type="string">
            <text:p>I'd like to see more interaction with plots and tables, like Mathematica</text:p>
          </table:table-cell>
          <table:table-cell table:number-columns-repeated="1022"/>
        </table:table-row>
        <table:table-row table:style-name="ro1">
          <table:table-cell office:value-type="string" calcext:value-type="string">
            <text:p>Some smoother method of saving and exchanging notebooks. </text:p>
          </table:table-cell>
          <table:table-cell table:number-columns-repeated="1022"/>
        </table:table-row>
        <table:table-row table:style-name="ro13">
          <table:table-cell office:value-type="string" calcext:value-type="string">
            <text:p>* Combination of wiki like interface with notebook.</text:p>
            <text:p>* links between notebooks</text:p>
          </table:table-cell>
          <table:table-cell table:number-columns-repeated="1022"/>
        </table:table-row>
        <table:table-row table:style-name="ro1">
          <table:table-cell office:value-type="string" calcext:value-type="string">
            <text:p>Integrating turtle library with inline output.</text:p>
          </table:table-cell>
          <table:table-cell table:number-columns-repeated="1022"/>
        </table:table-row>
        <table:table-row table:style-name="ro10">
          <table:table-cell office:value-type="string" calcext:value-type="string">
            <text:p>In my daily work, I often have pair-code and teach to a group of people. I wonder if there could be a way to share sessions/notebook with a reader only feature?</text:p>
          </table:table-cell>
          <table:table-cell table:number-columns-repeated="1022"/>
        </table:table-row>
        <table:table-row table:style-name="ro1">
          <table:table-cell office:value-type="string" calcext:value-type="string">
            <text:p>Colorschemes! Also some kind of notebook/console hybrid. </text:p>
          </table:table-cell>
          <table:table-cell table:number-columns-repeated="1022"/>
        </table:table-row>
        <table:table-row table:style-name="ro10">
          <table:table-cell office:value-type="string" calcext:value-type="string">
            <text:p>as pylab does, adding an automatic/easy way to include different libraries. Like scikit-learn, it should download and integrate it by a magic command :) Thanks</text:p>
          </table:table-cell>
          <table:table-cell table:number-columns-repeated="1022"/>
        </table:table-row>
        <table:table-row table:style-name="ro10">
          <table:table-cell office:value-type="string" calcext:value-type="string">
            <text:p>- Improve its config system to make it easier to use for external projects.</text:p>
            <text:p>- Add a UI to configure several aspects of the notebook.</text:p>
          </table:table-cell>
          <table:table-cell table:number-columns-repeated="1022"/>
        </table:table-row>
        <table:table-row table:style-name="ro13">
          <table:table-cell office:value-type="string" calcext:value-type="string">
            <text:p>autosave! I just lost a notebook because I was forgot to save it. </text:p>
          </table:table-cell>
          <table:table-cell table:number-columns-repeated="1022"/>
        </table:table-row>
        <table:table-row table:style-name="ro2">
          <table:table-cell office:value-type="string" calcext:value-type="string">
            <text:p>I also really like the layout of RStudio - it is a super-slick way of keeping track of code, files and object. My main problem with ipython Noteboooks is that they can get very long and its difficult to navigate. One way to deal with thuis would be to auto-generate a table of contents. Another would be to have an interface like that of RStudio that provides a fantastic interface for kepeing track of multiple, smaller sets of code.</text:p>
          </table:table-cell>
          <table:table-cell table:number-columns-repeated="1022"/>
        </table:table-row>
        <table:table-row table:style-name="ro1">
          <table:table-cell office:value-type="string" calcext:value-type="string">
            <text:p>Feature request: undo delete of a cell.</text:p>
          </table:table-cell>
          <table:table-cell table:number-columns-repeated="1022"/>
        </table:table-row>
        <table:table-row table:style-name="ro3">
          <table:table-cell office:value-type="string" calcext:value-type="string">
            <text:p>Having grown with the ipython console, I am hooked with Control-P for history completion (i.e. typing a few letters and letting history completion do the rest). It would be really great if there was an equivalent in the ipython notebook. Maybe that's just me and I just have to unwarp my brain.</text:p>
          </table:table-cell>
          <table:table-cell table:number-columns-repeated="1022"/>
        </table:table-row>
        <table:table-row table:style-name="ro1">
          <table:table-cell office:value-type="string" calcext:value-type="string">
            <text:p>Improved embedded interface. </text:p>
          </table:table-cell>
          <table:table-cell table:number-columns-repeated="1022"/>
        </table:table-row>
        <table:table-row table:style-name="ro13">
          <table:table-cell office:value-type="string" calcext:value-type="string">
            <text:p>a couple shortcuts for starting ipython notebook directly on windows</text:p>
          </table:table-cell>
          <table:table-cell table:number-columns-repeated="1022"/>
        </table:table-row>
        <table:table-row table:style-name="ro10">
          <table:table-cell office:value-type="string" calcext:value-type="string">
            <text:p>- In the notebook, in the traceback, the ability to click on a part of the traceback and be send directly to the corresponding code (when it is in the same notebook)</text:p>
          </table:table-cell>
          <table:table-cell table:number-columns-repeated="1022"/>
        </table:table-row>
        <table:table-row table:style-name="ro14">
          <table:table-cell office:value-type="string" calcext:value-type="string">
            <text:p>The transition to python is fine, but there are a lot of security restrictions, that prevent installing nonstable python code on every desk. For this reason, I have tried to setup a computation server. Access is made using ssh and port forwarding, and file management is made through sftpclient. This is very restrictive and most potential users leave at an early stage.</text:p>
            <text:p/>
            <text:p>So the main thing lacking from my perspective is a kind of interface a la wakari, where it is possible to edit text files and run ipython notebooks.</text:p>
            <text:p/>
            <text:p>Actually, among the people who install anaconda, I see a majority of windows users, choosing to use spyder, instead of the notebook. Again, I think it is an interface problem. If they could use, even a very simple qt application, to manage files and run notebooks, that would probably be fullfill most needs.</text:p>
          </table:table-cell>
          <table:table-cell table:number-columns-repeated="1022"/>
        </table:table-row>
        <table:table-row table:style-name="ro10">
          <table:table-cell office:value-type="string" calcext:value-type="string">
            <text:p>Initialization cells (e.g. http://reference.wolfram.com/mathematica/howto/WorkWithInitializationCells.html)</text:p>
          </table:table-cell>
          <table:table-cell table:number-columns-repeated="1022"/>
        </table:table-row>
        <table:table-row table:style-name="ro10">
          <table:table-cell office:value-type="string" calcext:value-type="string">
            <text:p>fix the notebook focus!</text:p>
            <text:p>I'd love to have the notebook management that I think you guys are working on.</text:p>
          </table:table-cell>
          <table:table-cell table:number-columns-repeated="1022"/>
        </table:table-row>
        <table:table-row table:style-name="ro13">
          <table:table-cell office:value-type="string" calcext:value-type="string">
            <text:p>I'd like to see easier deployment for an IPython notebook to control a set of mpi4py tasks.</text:p>
          </table:table-cell>
          <table:table-cell table:number-columns-repeated="1022"/>
        </table:table-row>
        <table:table-row table:style-name="ro15" table:number-rows-repeated="1048492">
          <table:table-cell table:number-columns-repeated="1023"/>
        </table:table-row>
        <table:table-row table:style-name="ro1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5T17:34:43.618968488</dc:date>
    <meta:generator>LibreOffice/4.1.5.3$Linux_X86_64 LibreOffice_project/410m0$Build-3</meta:generator>
    <meta:editing-duration>PT22H50M30S</meta:editing-duration>
    <meta:editing-cycles>2</meta:editing-cycles>
    <meta:document-statistic meta:table-count="1" meta:cell-count="376" meta:object-count="0"/>
  </office:meta>
</office:document-meta>
</file>